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24.89pt"/>
    </style:style>
    <style:style style:name="co7" style:family="table-column">
      <style:table-column-properties fo:break-before="auto" style:column-width="41.6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20170510_09:43:0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44115" calcext:value-type="float">
            <text:p>144115</text:p>
          </table:table-cell>
          <table:table-cell office:value-type="float" office:value="72892" calcext:value-type="float">
            <text:p>72892</text:p>
          </table:table-cell>
          <table:table-cell office:value-type="float" office:value="71223" calcext:value-type="float">
            <text:p>71223</text:p>
          </table:table-cell>
          <table:table-cell office:value-type="float" office:value="5970" calcext:value-type="float">
            <text:p>5970</text:p>
          </table:table-cell>
          <table:table-cell office:value-type="float" office:value="3391" calcext:value-type="float">
            <text:p>3391</text:p>
          </table:table-cell>
          <table:table-cell office:value-type="float" office:value="2579" calcext:value-type="float">
            <text:p>257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36054" calcext:value-type="float">
            <text:p>136054</text:p>
          </table:table-cell>
          <table:table-cell office:value-type="float" office:value="69334" calcext:value-type="float">
            <text:p>69334</text:p>
          </table:table-cell>
          <table:table-cell office:value-type="float" office:value="66720" calcext:value-type="float">
            <text:p>66720</text:p>
          </table:table-cell>
          <table:table-cell office:value-type="float" office:value="3322" calcext:value-type="float">
            <text:p>3322</text:p>
          </table:table-cell>
          <table:table-cell office:value-type="float" office:value="1732" calcext:value-type="float">
            <text:p>1732</text:p>
          </table:table-cell>
          <table:table-cell office:value-type="float" office:value="1590" calcext:value-type="float">
            <text:p>159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:eb:74:bc:c:20</text:p>
          </table:table-cell>
          <table:table-cell office:value-type="float" office:value="8" calcext:value-type="float">
            <text:p>8</text:p>
          </table:table-cell>
          <table:table-cell office:value-type="float" office:value="133728" calcext:value-type="float">
            <text:p>133728</text:p>
          </table:table-cell>
          <table:table-cell office:value-type="float" office:value="67580" calcext:value-type="float">
            <text:p>67580</text:p>
          </table:table-cell>
          <table:table-cell office:value-type="float" office:value="66148" calcext:value-type="float">
            <text:p>66148</text:p>
          </table:table-cell>
          <table:table-cell office:value-type="float" office:value="3899" calcext:value-type="float">
            <text:p>3899</text:p>
          </table:table-cell>
          <table:table-cell office:value-type="float" office:value="2177" calcext:value-type="float">
            <text:p>2177</text:p>
          </table:table-cell>
          <table:table-cell office:value-type="float" office:value="1722" calcext:value-type="float">
            <text:p>17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33236" calcext:value-type="float">
            <text:p>133236</text:p>
          </table:table-cell>
          <table:table-cell office:value-type="float" office:value="66997" calcext:value-type="float">
            <text:p>66997</text:p>
          </table:table-cell>
          <table:table-cell office:value-type="float" office:value="66239" calcext:value-type="float">
            <text:p>66239</text:p>
          </table:table-cell>
          <table:table-cell office:value-type="float" office:value="3122" calcext:value-type="float">
            <text:p>3122</text:p>
          </table:table-cell>
          <table:table-cell office:value-type="float" office:value="1517" calcext:value-type="float">
            <text:p>1517</text:p>
          </table:table-cell>
          <table:table-cell office:value-type="float" office:value="1605" calcext:value-type="float">
            <text:p>16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44426" calcext:value-type="float">
            <text:p>144426</text:p>
          </table:table-cell>
          <table:table-cell office:value-type="float" office:value="72778" calcext:value-type="float">
            <text:p>72778</text:p>
          </table:table-cell>
          <table:table-cell office:value-type="float" office:value="71648" calcext:value-type="float">
            <text:p>71648</text:p>
          </table:table-cell>
          <table:table-cell office:value-type="float" office:value="4538" calcext:value-type="float">
            <text:p>4538</text:p>
          </table:table-cell>
          <table:table-cell office:value-type="float" office:value="2310" calcext:value-type="float">
            <text:p>2310</text:p>
          </table:table-cell>
          <table:table-cell office:value-type="float" office:value="2228" calcext:value-type="float">
            <text:p>22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129941" calcext:value-type="float">
            <text:p>129941</text:p>
          </table:table-cell>
          <table:table-cell office:value-type="float" office:value="65362" calcext:value-type="float">
            <text:p>65362</text:p>
          </table:table-cell>
          <table:table-cell office:value-type="float" office:value="64579" calcext:value-type="float">
            <text:p>64579</text:p>
          </table:table-cell>
          <table:table-cell office:value-type="float" office:value="7873" calcext:value-type="float">
            <text:p>7873</text:p>
          </table:table-cell>
          <table:table-cell office:value-type="float" office:value="4899" calcext:value-type="float">
            <text:p>4899</text:p>
          </table:table-cell>
          <table:table-cell office:value-type="float" office:value="2974" calcext:value-type="float">
            <text:p>2974</text:p>
          </table:table-cell>
          <table:table-cell office:value-type="float" office:value="510" calcext:value-type="float">
            <text:p>510</text:p>
          </table:table-cell>
          <table:table-cell office:value-type="float" office:value="247" calcext:value-type="float">
            <text:p>247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44420" calcext:value-type="float">
            <text:p>144420</text:p>
          </table:table-cell>
          <table:table-cell office:value-type="float" office:value="73332" calcext:value-type="float">
            <text:p>73332</text:p>
          </table:table-cell>
          <table:table-cell office:value-type="float" office:value="71088" calcext:value-type="float">
            <text:p>71088</text:p>
          </table:table-cell>
          <table:table-cell office:value-type="float" office:value="4948" calcext:value-type="float">
            <text:p>4948</text:p>
          </table:table-cell>
          <table:table-cell office:value-type="float" office:value="2594" calcext:value-type="float">
            <text:p>2594</text:p>
          </table:table-cell>
          <table:table-cell office:value-type="float" office:value="2354" calcext:value-type="float">
            <text:p>235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34639" calcext:value-type="float">
            <text:p>134639</text:p>
          </table:table-cell>
          <table:table-cell office:value-type="float" office:value="68135" calcext:value-type="float">
            <text:p>68135</text:p>
          </table:table-cell>
          <table:table-cell office:value-type="float" office:value="66504" calcext:value-type="float">
            <text:p>66504</text:p>
          </table:table-cell>
          <table:table-cell office:value-type="float" office:value="3358" calcext:value-type="float">
            <text:p>3358</text:p>
          </table:table-cell>
          <table:table-cell office:value-type="float" office:value="1734" calcext:value-type="float">
            <text:p>1734</text:p>
          </table:table-cell>
          <table:table-cell office:value-type="float" office:value="1624" calcext:value-type="float">
            <text:p>16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33855" calcext:value-type="float">
            <text:p>133855</text:p>
          </table:table-cell>
          <table:table-cell office:value-type="float" office:value="68068" calcext:value-type="float">
            <text:p>68068</text:p>
          </table:table-cell>
          <table:table-cell office:value-type="float" office:value="65787" calcext:value-type="float">
            <text:p>65787</text:p>
          </table:table-cell>
          <table:table-cell office:value-type="float" office:value="4506" calcext:value-type="float">
            <text:p>4506</text:p>
          </table:table-cell>
          <table:table-cell office:value-type="float" office:value="2661" calcext:value-type="float">
            <text:p>2661</text:p>
          </table:table-cell>
          <table:table-cell office:value-type="float" office:value="1845" calcext:value-type="float">
            <text:p>184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41913" calcext:value-type="float">
            <text:p>141913</text:p>
          </table:table-cell>
          <table:table-cell office:value-type="float" office:value="72372" calcext:value-type="float">
            <text:p>72372</text:p>
          </table:table-cell>
          <table:table-cell office:value-type="float" office:value="69541" calcext:value-type="float">
            <text:p>69541</text:p>
          </table:table-cell>
          <table:table-cell office:value-type="float" office:value="7341" calcext:value-type="float">
            <text:p>7341</text:p>
          </table:table-cell>
          <table:table-cell office:value-type="float" office:value="3739" calcext:value-type="float">
            <text:p>3739</text:p>
          </table:table-cell>
          <table:table-cell office:value-type="float" office:value="3602" calcext:value-type="float">
            <text:p>360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34392" calcext:value-type="float">
            <text:p>134392</text:p>
          </table:table-cell>
          <table:table-cell office:value-type="float" office:value="67961" calcext:value-type="float">
            <text:p>67961</text:p>
          </table:table-cell>
          <table:table-cell office:value-type="float" office:value="66431" calcext:value-type="float">
            <text:p>66431</text:p>
          </table:table-cell>
          <table:table-cell office:value-type="float" office:value="3112" calcext:value-type="float">
            <text:p>3112</text:p>
          </table:table-cell>
          <table:table-cell office:value-type="float" office:value="1658" calcext:value-type="float">
            <text:p>1658</text:p>
          </table:table-cell>
          <table:table-cell office:value-type="float" office:value="1454" calcext:value-type="float">
            <text:p>14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44580" calcext:value-type="float">
            <text:p>144580</text:p>
          </table:table-cell>
          <table:table-cell office:value-type="float" office:value="73410" calcext:value-type="float">
            <text:p>73410</text:p>
          </table:table-cell>
          <table:table-cell office:value-type="float" office:value="71170" calcext:value-type="float">
            <text:p>71170</text:p>
          </table:table-cell>
          <table:table-cell office:value-type="float" office:value="4987" calcext:value-type="float">
            <text:p>4987</text:p>
          </table:table-cell>
          <table:table-cell office:value-type="float" office:value="2503" calcext:value-type="float">
            <text:p>2503</text:p>
          </table:table-cell>
          <table:table-cell office:value-type="float" office:value="2484" calcext:value-type="float">
            <text:p>24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c:e3:e:70:e1:7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6:79:a4</text:p>
          </table:table-cell>
          <table:table-cell office:value-type="float" office:value="8" calcext:value-type="float">
            <text:p>8</text:p>
          </table:table-cell>
          <table:table-cell office:value-type="float" office:value="133476" calcext:value-type="float">
            <text:p>133476</text:p>
          </table:table-cell>
          <table:table-cell office:value-type="float" office:value="67834" calcext:value-type="float">
            <text:p>67834</text:p>
          </table:table-cell>
          <table:table-cell office:value-type="float" office:value="65642" calcext:value-type="float">
            <text:p>65642</text:p>
          </table:table-cell>
          <table:table-cell office:value-type="float" office:value="4472" calcext:value-type="float">
            <text:p>4472</text:p>
          </table:table-cell>
          <table:table-cell office:value-type="float" office:value="2271" calcext:value-type="float">
            <text:p>2271</text:p>
          </table:table-cell>
          <table:table-cell office:value-type="float" office:value="2201" calcext:value-type="float">
            <text:p>220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45422" calcext:value-type="float">
            <text:p>145422</text:p>
          </table:table-cell>
          <table:table-cell office:value-type="float" office:value="74126" calcext:value-type="float">
            <text:p>74126</text:p>
          </table:table-cell>
          <table:table-cell office:value-type="float" office:value="71296" calcext:value-type="float">
            <text:p>71296</text:p>
          </table:table-cell>
          <table:table-cell office:value-type="float" office:value="4423" calcext:value-type="float">
            <text:p>4423</text:p>
          </table:table-cell>
          <table:table-cell office:value-type="float" office:value="2142" calcext:value-type="float">
            <text:p>2142</text:p>
          </table:table-cell>
          <table:table-cell office:value-type="float" office:value="2281" calcext:value-type="float">
            <text:p>228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44469" calcext:value-type="float">
            <text:p>144469</text:p>
          </table:table-cell>
          <table:table-cell office:value-type="float" office:value="73097" calcext:value-type="float">
            <text:p>73097</text:p>
          </table:table-cell>
          <table:table-cell office:value-type="float" office:value="71372" calcext:value-type="float">
            <text:p>71372</text:p>
          </table:table-cell>
          <table:table-cell office:value-type="float" office:value="4897" calcext:value-type="float">
            <text:p>4897</text:p>
          </table:table-cell>
          <table:table-cell office:value-type="float" office:value="2465" calcext:value-type="float">
            <text:p>2465</text:p>
          </table:table-cell>
          <table:table-cell office:value-type="float" office:value="2432" calcext:value-type="float">
            <text:p>243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44571" calcext:value-type="float">
            <text:p>144571</text:p>
          </table:table-cell>
          <table:table-cell office:value-type="float" office:value="73228" calcext:value-type="float">
            <text:p>73228</text:p>
          </table:table-cell>
          <table:table-cell office:value-type="float" office:value="71343" calcext:value-type="float">
            <text:p>71343</text:p>
          </table:table-cell>
          <table:table-cell office:value-type="float" office:value="4796" calcext:value-type="float">
            <text:p>4796</text:p>
          </table:table-cell>
          <table:table-cell office:value-type="float" office:value="2569" calcext:value-type="float">
            <text:p>2569</text:p>
          </table:table-cell>
          <table:table-cell office:value-type="float" office:value="2227" calcext:value-type="float">
            <text:p>22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44676" calcext:value-type="float">
            <text:p>144676</text:p>
          </table:table-cell>
          <table:table-cell office:value-type="float" office:value="73567" calcext:value-type="float">
            <text:p>73567</text:p>
          </table:table-cell>
          <table:table-cell office:value-type="float" office:value="71109" calcext:value-type="float">
            <text:p>71109</text:p>
          </table:table-cell>
          <table:table-cell office:value-type="float" office:value="4863" calcext:value-type="float">
            <text:p>4863</text:p>
          </table:table-cell>
          <table:table-cell office:value-type="float" office:value="2490" calcext:value-type="float">
            <text:p>2490</text:p>
          </table:table-cell>
          <table:table-cell office:value-type="float" office:value="2373" calcext:value-type="float">
            <text:p>237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34023" calcext:value-type="float">
            <text:p>134023</text:p>
          </table:table-cell>
          <table:table-cell office:value-type="float" office:value="67959" calcext:value-type="float">
            <text:p>67959</text:p>
          </table:table-cell>
          <table:table-cell office:value-type="float" office:value="66064" calcext:value-type="float">
            <text:p>66064</text:p>
          </table:table-cell>
          <table:table-cell office:value-type="float" office:value="3240" calcext:value-type="float">
            <text:p>3240</text:p>
          </table:table-cell>
          <table:table-cell office:value-type="float" office:value="1643" calcext:value-type="float">
            <text:p>1643</text:p>
          </table:table-cell>
          <table:table-cell office:value-type="float" office:value="1597" calcext:value-type="float">
            <text:p>15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:50:f1:12:d8:9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31652" calcext:value-type="float">
            <text:p>131652</text:p>
          </table:table-cell>
          <table:table-cell office:value-type="float" office:value="65923" calcext:value-type="float">
            <text:p>65923</text:p>
          </table:table-cell>
          <table:table-cell office:value-type="float" office:value="65729" calcext:value-type="float">
            <text:p>65729</text:p>
          </table:table-cell>
          <table:table-cell office:value-type="float" office:value="4554" calcext:value-type="float">
            <text:p>4554</text:p>
          </table:table-cell>
          <table:table-cell office:value-type="float" office:value="2478" calcext:value-type="float">
            <text:p>2478</text:p>
          </table:table-cell>
          <table:table-cell office:value-type="float" office:value="2076" calcext:value-type="float">
            <text:p>207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0:f2:49:d0:de:5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33098" calcext:value-type="float">
            <text:p>133098</text:p>
          </table:table-cell>
          <table:table-cell office:value-type="float" office:value="66811" calcext:value-type="float">
            <text:p>66811</text:p>
          </table:table-cell>
          <table:table-cell office:value-type="float" office:value="66287" calcext:value-type="float">
            <text:p>66287</text:p>
          </table:table-cell>
          <table:table-cell office:value-type="float" office:value="3143" calcext:value-type="float">
            <text:p>3143</text:p>
          </table:table-cell>
          <table:table-cell office:value-type="float" office:value="1559" calcext:value-type="float">
            <text:p>1559</text:p>
          </table:table-cell>
          <table:table-cell office:value-type="float" office:value="1584" calcext:value-type="float">
            <text:p>15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32355" calcext:value-type="float">
            <text:p>132355</text:p>
          </table:table-cell>
          <table:table-cell office:value-type="float" office:value="66442" calcext:value-type="float">
            <text:p>66442</text:p>
          </table:table-cell>
          <table:table-cell office:value-type="float" office:value="65913" calcext:value-type="float">
            <text:p>65913</text:p>
          </table:table-cell>
          <table:table-cell office:value-type="float" office:value="4043" calcext:value-type="float">
            <text:p>4043</text:p>
          </table:table-cell>
          <table:table-cell office:value-type="float" office:value="2054" calcext:value-type="float">
            <text:p>2054</text:p>
          </table:table-cell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42514" calcext:value-type="float">
            <text:p>142514</text:p>
          </table:table-cell>
          <table:table-cell office:value-type="float" office:value="71723" calcext:value-type="float">
            <text:p>71723</text:p>
          </table:table-cell>
          <table:table-cell office:value-type="float" office:value="70791" calcext:value-type="float">
            <text:p>70791</text:p>
          </table:table-cell>
          <table:table-cell office:value-type="float" office:value="5657" calcext:value-type="float">
            <text:p>5657</text:p>
          </table:table-cell>
          <table:table-cell office:value-type="float" office:value="2885" calcext:value-type="float">
            <text:p>2885</text:p>
          </table:table-cell>
          <table:table-cell office:value-type="float" office:value="2772" calcext:value-type="float">
            <text:p>277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32771" calcext:value-type="float">
            <text:p>132771</text:p>
          </table:table-cell>
          <table:table-cell office:value-type="float" office:value="66758" calcext:value-type="float">
            <text:p>66758</text:p>
          </table:table-cell>
          <table:table-cell office:value-type="float" office:value="66013" calcext:value-type="float">
            <text:p>66013</text:p>
          </table:table-cell>
          <table:table-cell office:value-type="float" office:value="3827" calcext:value-type="float">
            <text:p>3827</text:p>
          </table:table-cell>
          <table:table-cell office:value-type="float" office:value="1968" calcext:value-type="float">
            <text:p>1968</text:p>
          </table:table-cell>
          <table:table-cell office:value-type="float" office:value="1859" calcext:value-type="float">
            <text:p>185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42128" calcext:value-type="float">
            <text:p>142128</text:p>
          </table:table-cell>
          <table:table-cell office:value-type="float" office:value="71539" calcext:value-type="float">
            <text:p>71539</text:p>
          </table:table-cell>
          <table:table-cell office:value-type="float" office:value="70589" calcext:value-type="float">
            <text:p>70589</text:p>
          </table:table-cell>
          <table:table-cell office:value-type="float" office:value="6952" calcext:value-type="float">
            <text:p>6952</text:p>
          </table:table-cell>
          <table:table-cell office:value-type="float" office:value="3620" calcext:value-type="float">
            <text:p>3620</text:p>
          </table:table-cell>
          <table:table-cell office:value-type="float" office:value="3332" calcext:value-type="float">
            <text:p>3332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44544" calcext:value-type="float">
            <text:p>144544</text:p>
          </table:table-cell>
          <table:table-cell office:value-type="float" office:value="72840" calcext:value-type="float">
            <text:p>72840</text:p>
          </table:table-cell>
          <table:table-cell office:value-type="float" office:value="71704" calcext:value-type="float">
            <text:p>71704</text:p>
          </table:table-cell>
          <table:table-cell office:value-type="float" office:value="5124" calcext:value-type="float">
            <text:p>5124</text:p>
          </table:table-cell>
          <table:table-cell office:value-type="float" office:value="2680" calcext:value-type="float">
            <text:p>2680</text:p>
          </table:table-cell>
          <table:table-cell office:value-type="float" office:value="2444" calcext:value-type="float">
            <text:p>244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41948" calcext:value-type="float">
            <text:p>141948</text:p>
          </table:table-cell>
          <table:table-cell office:value-type="float" office:value="70934" calcext:value-type="float">
            <text:p>70934</text:p>
          </table:table-cell>
          <table:table-cell office:value-type="float" office:value="71014" calcext:value-type="float">
            <text:p>71014</text:p>
          </table:table-cell>
          <table:table-cell office:value-type="float" office:value="6568" calcext:value-type="float">
            <text:p>6568</text:p>
          </table:table-cell>
          <table:table-cell office:value-type="float" office:value="3596" calcext:value-type="float">
            <text:p>3596</text:p>
          </table:table-cell>
          <table:table-cell office:value-type="float" office:value="2972" calcext:value-type="float">
            <text:p>297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32731" calcext:value-type="float">
            <text:p>132731</text:p>
          </table:table-cell>
          <table:table-cell office:value-type="float" office:value="66962" calcext:value-type="float">
            <text:p>66962</text:p>
          </table:table-cell>
          <table:table-cell office:value-type="float" office:value="65769" calcext:value-type="float">
            <text:p>65769</text:p>
          </table:table-cell>
          <table:table-cell office:value-type="float" office:value="4591" calcext:value-type="float">
            <text:p>4591</text:p>
          </table:table-cell>
          <table:table-cell office:value-type="float" office:value="2457" calcext:value-type="float">
            <text:p>2457</text:p>
          </table:table-cell>
          <table:table-cell office:value-type="float" office:value="2134" calcext:value-type="float">
            <text:p>213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33922" calcext:value-type="float">
            <text:p>133922</text:p>
          </table:table-cell>
          <table:table-cell office:value-type="float" office:value="67444" calcext:value-type="float">
            <text:p>67444</text:p>
          </table:table-cell>
          <table:table-cell office:value-type="float" office:value="66478" calcext:value-type="float">
            <text:p>66478</text:p>
          </table:table-cell>
          <table:table-cell office:value-type="float" office:value="3328" calcext:value-type="float">
            <text:p>3328</text:p>
          </table:table-cell>
          <table:table-cell office:value-type="float" office:value="1723" calcext:value-type="float">
            <text:p>1723</text:p>
          </table:table-cell>
          <table:table-cell office:value-type="float" office:value="1605" calcext:value-type="float">
            <text:p>160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132737" calcext:value-type="float">
            <text:p>132737</text:p>
          </table:table-cell>
          <table:table-cell office:value-type="float" office:value="66691" calcext:value-type="float">
            <text:p>66691</text:p>
          </table:table-cell>
          <table:table-cell office:value-type="float" office:value="66046" calcext:value-type="float">
            <text:p>66046</text:p>
          </table:table-cell>
          <table:table-cell office:value-type="float" office:value="3179" calcext:value-type="float">
            <text:p>3179</text:p>
          </table:table-cell>
          <table:table-cell office:value-type="float" office:value="1530" calcext:value-type="float">
            <text:p>1530</text:p>
          </table:table-cell>
          <table:table-cell office:value-type="float" office:value="1649" calcext:value-type="float">
            <text:p>164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33646" calcext:value-type="float">
            <text:p>133646</text:p>
          </table:table-cell>
          <table:table-cell office:value-type="float" office:value="67386" calcext:value-type="float">
            <text:p>67386</text:p>
          </table:table-cell>
          <table:table-cell office:value-type="float" office:value="66260" calcext:value-type="float">
            <text:p>66260</text:p>
          </table:table-cell>
          <table:table-cell office:value-type="float" office:value="3307" calcext:value-type="float">
            <text:p>3307</text:p>
          </table:table-cell>
          <table:table-cell office:value-type="float" office:value="1660" calcext:value-type="float">
            <text:p>1660</text:p>
          </table:table-cell>
          <table:table-cell office:value-type="float" office:value="1647" calcext:value-type="float">
            <text:p>164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33856" calcext:value-type="float">
            <text:p>133856</text:p>
          </table:table-cell>
          <table:table-cell office:value-type="float" office:value="67494" calcext:value-type="float">
            <text:p>67494</text:p>
          </table:table-cell>
          <table:table-cell office:value-type="float" office:value="66362" calcext:value-type="float">
            <text:p>66362</text:p>
          </table:table-cell>
          <table:table-cell office:value-type="float" office:value="3305" calcext:value-type="float">
            <text:p>3305</text:p>
          </table:table-cell>
          <table:table-cell office:value-type="float" office:value="1679" calcext:value-type="float">
            <text:p>1679</text:p>
          </table:table-cell>
          <table:table-cell office:value-type="float" office:value="1626" calcext:value-type="float">
            <text:p>16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:50:f1:12:d8:8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:8:b9:18:54:d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:8:b9:18:54:e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82:67</text:p>
          </table:table-cell>
          <table:table-cell office:value-type="float" office:value="8" calcext:value-type="float">
            <text:p>8</text:p>
          </table:table-cell>
          <table:table-cell office:value-type="float" office:value="133929" calcext:value-type="float">
            <text:p>133929</text:p>
          </table:table-cell>
          <table:table-cell office:value-type="float" office:value="67496" calcext:value-type="float">
            <text:p>67496</text:p>
          </table:table-cell>
          <table:table-cell office:value-type="float" office:value="66433" calcext:value-type="float">
            <text:p>66433</text:p>
          </table:table-cell>
          <table:table-cell office:value-type="float" office:value="3329" calcext:value-type="float">
            <text:p>3329</text:p>
          </table:table-cell>
          <table:table-cell office:value-type="float" office:value="1735" calcext:value-type="float">
            <text:p>1735</text:p>
          </table:table-cell>
          <table:table-cell office:value-type="float" office:value="1594" calcext:value-type="float">
            <text:p>15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0T09:48:16.975277829</dc:date>
    <meta:editing-duration>PT1M</meta:editing-duration>
    <meta:editing-cycles>1</meta:editing-cycles>
    <meta:document-statistic meta:table-count="1" meta:cell-count="429" meta:object-count="0"/>
    <meta:generator>LibreOffice/5.1.6.2$Linux_X86_64 LibreOffice_project/10m0$Build-2</meta:generator>
  </office:meta>
</office:document-meta>
</file>